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fill-color="#494f52" draw:textarea-horizontal-align="justify" draw:textarea-vertical-align="middle" draw:auto-grow-height="false" fo:min-height="2.25cm" fo:min-width="18.5cm" loext:decorative="false"/>
      <style:paragraph-properties style:writing-mode="lr-tb"/>
    </style:style>
    <style:style style:name="gr3" style:family="graphic" style:parent-style-name="standard">
      <style:graphic-properties draw:fill-color="#4f5659" draw:textarea-horizontal-align="justify" draw:textarea-vertical-align="middle" draw:auto-grow-height="false" fo:min-height="1cm" fo:min-width="18.5cm" loext:decorative="false"/>
      <style:paragraph-properties style:writing-mode="lr-tb"/>
    </style:style>
    <style:style style:name="gr4" style:family="graphic" style:parent-style-name="standard">
      <style:graphic-properties draw:fill-color="#757575" draw:textarea-horizontal-align="justify" draw:textarea-vertical-align="middle" draw:auto-grow-height="false" fo:min-height="23.7cm" fo:min-width="18.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25cm" loext:decorative="false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cm" fo:min-width="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5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6.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7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494f52"/>
      <style:paragraph-properties fo:text-align="center"/>
      <style:text-properties fo:font-size="18pt"/>
    </style:style>
    <style:style style:name="P4" style:family="paragraph">
      <loext:graphic-properties draw:fill-color="#4f5659"/>
      <style:paragraph-properties fo:text-align="center"/>
      <style:text-properties fo:font-size="18pt"/>
    </style:style>
    <style:style style:name="P5" style:family="paragraph">
      <loext:graphic-properties draw:fill-color="#757575"/>
      <style:paragraph-properties fo:text-align="center"/>
    </style:style>
    <style:style style:name="P6" style:family="paragraph">
      <style:text-properties fo:color="#ffffff" loext:opacity="100%" fo:font-size="18pt"/>
    </style:style>
    <style:style style:name="P7" style:family="paragraph">
      <loext:graphic-properties draw:fill="none" draw:fill-color="#ffffff"/>
      <style:text-properties fo:color="#ffffff" loext:opacity="100%" fo:font-size="18pt"/>
    </style:style>
    <style:style style:name="P8" style:family="paragraph">
      <style:paragraph-properties fo:text-align="center"/>
    </style:style>
    <style:style style:name="P9" style:family="paragraph">
      <loext:graphic-properties draw:fill-color="#494f52"/>
      <style:paragraph-properties fo:text-align="center"/>
    </style:style>
    <style:style style:name="P10" style:family="paragraph">
      <loext:graphic-properties draw:fill-color="#4f5659"/>
      <style:paragraph-properties fo:text-align="center"/>
    </style:style>
    <style:style style:name="P11" style:family="paragraph">
      <style:text-properties fo:color="#ffffff" loext:opacity="100%"/>
    </style:style>
    <style:style style:name="P12" style:family="paragraph">
      <loext:graphic-properties draw:fill="none" draw:fill-color="#ffffff"/>
      <style:text-properties fo:color="#ffffff" loext:opacity="100%"/>
    </style:style>
    <style:style style:name="P13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3" draw:layer="layout" svg:width="19cm" svg:height="2.5cm" svg:x="1cm" svg:y="1cm">
          <text:p text:style-name="P2">To-Do List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1.25cm" svg:x="1cm" svg:y="3.5cm">
          <text:p text:style-name="P2">Login <text:s text:c="4"/>Regist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.25cm" svg:height="5.5cm" svg:x="1cm" svg:y="5.25cm">
          <draw:text-box>
            <text:p text:style-name="P6"><text:s/>Welcome</text:p>
          </draw:text-box>
        </draw:frame>
      </draw:page>
      <draw:page draw:name="page2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9" draw:layer="layout" svg:width="19cm" svg:height="2.5cm" svg:x="1cm" svg:y="1cm">
          <text:p text:style-name="P8">To-Do Lis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cm" svg:height="1.25cm" svg:x="1cm" svg:y="3.5cm">
          <text:p text:style-name="P8">Login <text:s text:c="4"/>Regist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0.25cm" svg:height="5.5cm" svg:x="1cm" svg:y="5.25cm">
          <draw:text-box>
            <text:p text:style-name="P11"><text:s text:c="2"/>Login:</text:p>
            <text:p text:style-name="P11"/>
            <text:p text:style-name="P11"><text:s/>Username:</text:p>
            <text:p text:style-name="P11"/>
            <text:p text:style-name="P11"><text:s/>Password:</text:p>
          </draw:text-box>
        </draw:frame>
        <draw:custom-shape draw:style-name="gr6" draw:text-style-name="P13" draw:layer="layout" svg:width="3.5cm" svg:height="0.75cm" svg:x="4.75cm" svg:y="6.75cm">
          <text:p text:style-name="P8">username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5cm" svg:height="0.75cm" svg:x="4.75cm" svg:y="8.15cm">
          <text:p text:style-name="P8">Password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9" draw:layer="layout" svg:width="19cm" svg:height="2.5cm" svg:x="1cm" svg:y="1cm">
          <text:p text:style-name="P8">To-Do Lis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cm" svg:height="1.25cm" svg:x="1cm" svg:y="3.5cm">
          <text:p text:style-name="P8">Login <text:s text:c="4"/>Regist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0.25cm" svg:height="9.494cm" svg:x="1cm" svg:y="5.25cm">
          <draw:text-box>
            <text:p text:style-name="P11"><text:s text:c="2"/>Register:</text:p>
            <text:p text:style-name="P11"/>
            <text:p text:style-name="P11"><text:s/>Username:</text:p>
            <text:p text:style-name="P11"/>
            <text:p text:style-name="P11"><text:s/>Password:</text:p>
            <text:p text:style-name="P11"/>
            <text:p text:style-name="P11">Confirm Password:</text:p>
            <text:p text:style-name="P11"/>
            <text:p text:style-name="P11">First Name:</text:p>
            <text:p text:style-name="P11"/>
            <text:p text:style-name="P11">Last Name:</text:p>
            <text:p text:style-name="P11"/>
            <text:p text:style-name="P11">Email:</text:p>
          </draw:text-box>
        </draw:frame>
        <draw:custom-shape draw:style-name="gr6" draw:text-style-name="P13" draw:layer="layout" svg:width="3.5cm" svg:height="0.75cm" svg:x="7.15cm" svg:y="6.75cm">
          <text:p text:style-name="P8">username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5cm" svg:height="0.75cm" svg:x="7.15cm" svg:y="8.15cm">
          <text:p text:style-name="P8">Password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5cm" svg:height="0.75cm" svg:x="7.15cm" svg:y="9.65cm">
          <text:p text:style-name="P8">Password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5cm" svg:height="0.75cm" svg:x="7.15cm" svg:y="10.95cm">
          <text:p text:style-name="P8">Fname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5cm" svg:height="0.75cm" svg:x="7.15cm" svg:y="12.55cm">
          <text:p text:style-name="P8">Lname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5cm" svg:height="0.75cm" svg:x="7.15cm" svg:y="13.85cm">
          <text:p text:style-name="P8">Email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5cm" svg:height="0.75cm" svg:x="7.15cm" svg:y="8.15cm">
          <text:p text:style-name="P8">Password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9" draw:layer="layout" svg:width="19cm" svg:height="2.5cm" svg:x="1cm" svg:y="1cm">
          <text:p text:style-name="P8">[Username]’s To-Do Lis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cm" svg:height="1.25cm" svg:x="1cm" svg:y="3.5cm">
          <text:p text:style-name="P8">Logout <text:s/>Profile <text:s/>Password change <text:s/>Deatail change <text:s/>Lists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0.75cm" svg:height="10cm" svg:x="1.4cm" svg:y="5.25cm">
          <draw:text-box>
            <text:p text:style-name="P11">Profile</text:p>
            <text:p text:style-name="P11"/>
            <text:p text:style-name="P11">Username</text:p>
            <text:p text:style-name="P11">Fname</text:p>
            <text:p text:style-name="P11">Lname</text:p>
            <text:p text:style-name="P11">Email</text:p>
            <text:p text:style-name="P11"/>
            <text:p text:style-name="P11"/>
          </draw:text-box>
        </draw:frame>
      </draw:page>
      <draw:page draw:name="page5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9" draw:layer="layout" svg:width="19cm" svg:height="2.5cm" svg:x="1cm" svg:y="1cm">
          <text:p text:style-name="P8">[Username]’s To-Do Lis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cm" svg:height="1.25cm" svg:x="1cm" svg:y="3.5cm">
          <text:p text:style-name="P8">Logout <text:s/>Profile <text:s/>Password change <text:s/>Deatail change <text:s/>Lists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0.75cm" svg:height="10cm" svg:x="1.4cm" svg:y="5.25cm">
          <draw:text-box>
            <text:p text:style-name="P11">Password change:</text:p>
            <text:p text:style-name="P11"/>
            <text:p text:style-name="P11">Old password</text:p>
            <text:p text:style-name="P11"/>
            <text:p text:style-name="P11">New password</text:p>
            <text:p text:style-name="P11"/>
            <text:p text:style-name="P11">Confirm password</text:p>
            <text:p text:style-name="P11"/>
            <text:p text:style-name="P11"/>
          </draw:text-box>
        </draw:frame>
      </draw:page>
      <draw:page draw:name="page6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9" draw:layer="layout" svg:width="19cm" svg:height="2.5cm" svg:x="1cm" svg:y="1cm">
          <text:p text:style-name="P8">[Username]’s To-Do Lis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cm" svg:height="1.25cm" svg:x="1cm" svg:y="3.5cm">
          <text:p text:style-name="P8">Logout <text:s/>Profile <text:s/>Password change <text:s/>Deatail change <text:s/>Lists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10.75cm" svg:height="10cm" svg:x="1.4cm" svg:y="5.25cm">
          <draw:text-box>
            <text:p text:style-name="P11">Deatail change:</text:p>
            <text:p text:style-name="P11"/>
            <text:p text:style-name="P11">Fname</text:p>
            <text:p text:style-name="P11"/>
            <text:p text:style-name="P11">Lname</text:p>
            <text:p text:style-name="P11"/>
            <text:p text:style-name="P11">Email</text:p>
            <text:p text:style-name="P11"/>
            <text:p text:style-name="P11"/>
          </draw:text-box>
        </draw:frame>
      </draw:page>
      <draw:page draw:name="page7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9" draw:layer="layout" svg:width="19cm" svg:height="2.5cm" svg:x="1cm" svg:y="1cm">
          <text:p text:style-name="P8">[Username]’s To-Do Lis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cm" svg:height="1.25cm" svg:x="1cm" svg:y="3.5cm">
          <text:p text:style-name="P8">Logout <text:s/>Profile <text:s/>Password change <text:s/>Deatail change <text:s/>Lists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7cm" svg:height="5.75cm" svg:x="1.75cm" svg:y="6cm">
          <draw:text-box>
            <text:p text:style-name="P11">Lists:</text:p>
            <text:p text:style-name="P11"/>
            <text:p text:style-name="P11">[table of lists they have created with date they created them and last due date in list]</text:p>
          </draw:text-box>
        </draw:frame>
      </draw:page>
      <draw:page draw:name="page8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9" draw:layer="layout" svg:width="19cm" svg:height="2.5cm" svg:x="1cm" svg:y="1cm">
          <text:p text:style-name="P8">[Username]’s To-Do Lis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cm" svg:height="1.25cm" svg:x="1cm" svg:y="3.5cm">
          <text:p text:style-name="P8">Logout <text:s/>Profile <text:s/>Password change <text:s/>Deatail change <text:s/>Lists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75cm" svg:height="8.25cm" svg:x="1.25cm" svg:y="6.75cm">
          <draw:text-box>
            <text:p/>
          </draw:text-box>
        </draw:frame>
        <draw:frame draw:style-name="gr10" draw:text-style-name="P12" draw:layer="layout" svg:width="9.25cm" svg:height="6.75cm" svg:x="1.5cm" svg:y="5.5cm">
          <draw:text-box>
            <text:p text:style-name="P11">[List selected]</text:p>
            <text:p text:style-name="P11"/>
            <text:p text:style-name="P11">[All info from lists from database]</text:p>
          </draw:text-box>
        </draw:frame>
      </draw:page>
      <draw:page draw:name="page9" draw:style-name="dp1" draw:master-page-name="Default">
        <draw:line draw:style-name="gr1" draw:text-style-name="P1" draw:layer="layout" svg:x1="1cm" svg:y1="3.5cm" svg:x2="20cm" svg:y2="3.5cm">
          <text:p/>
        </draw:line>
        <draw:line draw:style-name="gr1" draw:text-style-name="P1" draw:layer="layout" svg:x1="1cm" svg:y1="4.75cm" svg:x2="20cm" svg:y2="4.75cm">
          <text:p/>
        </draw:line>
        <draw:custom-shape draw:style-name="gr2" draw:text-style-name="P9" draw:layer="layout" svg:width="19cm" svg:height="2.5cm" svg:x="1cm" svg:y="1cm">
          <text:p text:style-name="P8">[Username]’s To-Do Lists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19cm" svg:height="1.25cm" svg:x="1cm" svg:y="3.5cm">
          <text:p text:style-name="P8">Logout <text:s/>Profile <text:s/>Password change <text:s/>Deatail change <text:s/>Lists 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9cm" svg:height="23.95cm" svg:x="1cm" svg:y="4.75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18.5cm" svg:height="7.5cm" svg:x="1.5cm" svg:y="5.5cm">
          <draw:text-box>
            <text:p text:style-name="P11">Thank you for using the website hope to see you again!</text:p>
            <text:p text:style-name="P11"/>
            <text:p text:style-name="P11">[takes them back to the homepage]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0:04:07.430914326</meta:creation-date>
    <dc:date>2024-10-08T13:10:04.949564792</dc:date>
    <meta:editing-duration>PT16M8S</meta:editing-duration>
    <meta:editing-cycles>2</meta:editing-cycles>
    <meta:generator>LibreOffice/24.2.6.2$Linux_X86_64 LibreOffice_project/420$Build-2</meta:generator>
    <meta:document-statistic meta:object-count="64"/>
  </office:meta>
</office:document-meta>
</file>